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092cm" style:rel-column-width="1186*"/>
    </style:style>
    <style:style style:name="Tableau2.B" style:family="table-column">
      <style:table-column-properties style:column-width="0.706cm" style:rel-column-width="400*"/>
    </style:style>
    <style:style style:name="Tableau2.C" style:family="table-column">
      <style:table-column-properties style:column-width="3.914cm" style:rel-column-width="2219*"/>
    </style:style>
    <style:style style:name="Tableau2.D" style:family="table-column">
      <style:table-column-properties style:column-width="0.347cm" style:rel-column-width="197*"/>
    </style:style>
    <style:style style:name="Tableau2.E" style:family="table-column">
      <style:table-column-properties style:column-width="2.485cm" style:rel-column-width="1409*"/>
    </style:style>
    <style:style style:name="Tableau2.F" style:family="table-column">
      <style:table-column-properties style:column-width="4.967cm" style:rel-column-width="2816*"/>
    </style:style>
    <style:style style:name="Tableau2.G" style:family="table-column">
      <style:table-column-properties style:column-width="2.489cm" style:rel-column-width="1411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b54b"/>
    </style:style>
    <style:style style:name="P2" style:family="paragraph" style:parent-style-name="Text_20_body">
      <style:paragraph-properties fo:text-align="justify" style:justify-single-word="false"/>
      <style:text-properties style:font-name="Verdana" fo:font-size="10pt" fo:language="fr" fo:country="FR" fo:font-weight="bold" officeooo:rsid="004e29ec" officeooo:paragraph-rsid="0013b54b" style:font-size-asian="10pt" style:font-size-complex="10pt"/>
    </style:style>
    <style:style style:name="P3" style:family="paragraph" style:parent-style-name="Text_20_body">
      <style:text-properties style:font-name="Verdana" fo:font-size="10pt" fo:language="fr" fo:country="FR" officeooo:paragraph-rsid="0013b54b" style:font-size-asian="10pt" style:font-size-complex="10pt"/>
    </style:style>
    <style:style style:name="P4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5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fo:font-weight="bold" officeooo:paragraph-rsid="0013b54b" style:font-size-asian="10pt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officeooo:paragraph-rsid="0013b54b" style:font-size-asian="10pt" style:font-size-complex="10pt"/>
    </style:style>
    <style:style style:name="P7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fo:font-weight="bold" officeooo:paragraph-rsid="0013b54b" style:font-size-asian="10pt" style:font-size-complex="10pt"/>
    </style:style>
    <style:style style:name="P8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9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" fo:font-size="10pt" fo:language="fr" fo:country="FR" officeooo:rsid="00156d16" officeooo:paragraph-rsid="00156d16" style:font-size-asian="10pt" style:font-size-complex="10pt"/>
    </style:style>
    <style:style style:name="P10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officeooo:rsid="00156d16" officeooo:paragraph-rsid="00156d16" style:font-size-asian="10pt" style:font-size-complex="10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rsid="004da5d2" officeooo:paragraph-rsid="0013b54b" style:font-size-asian="10pt" style:font-style-asian="normal" style:font-size-complex="10pt" style:font-style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paragraph-rsid="0013b54b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paragraph-rsid="0013b54b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" fo:font-size="10pt" fo:language="fr" fo:country="FR" officeooo:rsid="00156d16" officeooo:paragraph-rsid="00156d16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Verdana" fo:font-size="10pt" fo:language="fr" fo:country="FR" officeooo:paragraph-rsid="0013b54b" style:font-size-asian="10pt" style:font-size-complex="10pt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" fo:font-size="10pt" fo:language="fr" fo:country="FR" officeooo:rsid="0018d66f" officeooo:paragraph-rsid="0018d66f" style:font-size-asian="10pt" style:font-size-complex="10pt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" fo:font-size="10pt" fo:language="fr" fo:country="FR" officeooo:rsid="001f5379" officeooo:paragraph-rsid="001f5379" style:font-size-asian="10pt" style:font-size-complex="10pt"/>
    </style:style>
    <style:style style:name="P19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-0.6cm" style:auto-text-indent="false" fo:background-color="transparent"/>
      <style:text-properties style:font-name="Verdana" fo:font-size="10pt" fo:language="fr" fo:country="FR" fo:font-weight="normal" officeooo:rsid="0025b19e" officeooo:paragraph-rsid="00171620" style:font-size-asian="10pt" style:font-weight-asian="normal" style:font-size-complex="10pt" style:font-weight-complex="normal"/>
    </style:style>
    <style:style style:name="P20" style:family="paragraph" style:parent-style-name="Text_20_body" style:list-style-name="L1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-0.6cm" style:auto-text-indent="false" fo:background-color="transparent"/>
      <style:text-properties style:font-name="Verdana" fo:font-size="10pt" fo:language="fr" fo:country="FR" fo:font-weight="normal" officeooo:rsid="001af472" officeooo:paragraph-rsid="001af472" style:font-size-asian="10pt" style:font-weight-asian="normal" style:font-size-complex="10pt" style:font-weight-complex="normal"/>
    </style:style>
    <style:style style:name="P21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fo:font-style="italic" fo:font-weight="bold" officeooo:rsid="001a828c" officeooo:paragraph-rsid="001a828c" style:font-size-asian="10pt" style:font-size-complex="10pt"/>
    </style:style>
    <style:style style:name="P22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" fo:font-size="10pt" fo:language="fr" fo:country="FR" officeooo:rsid="001f5379" officeooo:paragraph-rsid="001f5379" style:font-size-asian="10pt" style:font-size-complex="10pt"/>
    </style:style>
    <style:style style:name="P23" style:family="paragraph" style:parent-style-name="Text_20_body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normal" officeooo:rsid="001a828c" officeooo:paragraph-rsid="001a828c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211408" officeooo:paragraph-rsid="00211408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211408" officeooo:paragraph-rsid="002206ba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ext_20_body" style:master-page-name="">
      <style:paragraph-properties style:page-number="auto" fo:break-before="page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211408" officeooo:paragraph-rsid="00211408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211408" officeooo:paragraph-rsid="002206ba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fo:font-weight="bold"/>
    </style:style>
    <style:style style:name="T2" style:family="text">
      <style:text-properties fo:font-weight="bold"/>
    </style:style>
    <style:style style:name="T3" style:family="text">
      <style:text-properties fo:font-weight="bold" officeooo:rsid="004e29ec"/>
    </style:style>
    <style:style style:name="T4" style:family="text">
      <style:text-properties officeooo:rsid="0018d66f"/>
    </style:style>
    <style:style style:name="T5" style:family="text">
      <style:text-properties officeooo:rsid="001f5379"/>
    </style:style>
    <style:style style:name="T6" style:family="text">
      <style:text-properties officeooo:rsid="002206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,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table:number-columns-spanned="7" office:value-type="string">
            <text:p text:style-name="P4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7">Nature : </text:p>
          </table:table-cell>
          <table:covered-table-cell/>
          <table:table-cell table:style-name="Tableau2.A2" table:number-columns-spanned="2" office:value-type="string">
            <text:p text:style-name="P9">Fonctionnel</text:p>
          </table:table-cell>
          <table:covered-table-cell/>
          <table:table-cell table:style-name="Tableau2.A2" table:number-columns-spanned="2" office:value-type="string">
            <text:p text:style-name="P7">Référence : </text:p>
          </table:table-cell>
          <table:covered-table-cell/>
          <table:table-cell table:style-name="Tableau2.G2" office:value-type="string">
            <text:p text:style-name="P22">F2</text:p>
          </table:table-cell>
        </table:table-row>
        <table:table-row>
          <table:table-cell table:style-name="Tableau2.A2" table:number-columns-spanned="2" office:value-type="string">
            <text:p text:style-name="P7">Module : </text:p>
          </table:table-cell>
          <table:covered-table-cell/>
          <table:table-cell table:style-name="Tableau2.G2" table:number-columns-spanned="5" office:value-type="string">
            <text:p text:style-name="P21">Classe Vann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7">Objectif :</text:p>
          </table:table-cell>
          <table:covered-table-cell/>
          <table:table-cell table:style-name="Tableau2.G2" table:number-columns-spanned="5" office:value-type="string">
            <text:p text:style-name="P10">Gérer l’ouverture et la fermeture des van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6"><text:span text:style-name="T1">Condition du test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16"><text:span text:style-name="T3">État</text:span><text:span text:style-name="T2"> initial du module</text:span> </text:p>
          </table:table-cell>
          <table:covered-table-cell/>
          <table:covered-table-cell/>
          <table:covered-table-cell/>
          <table:covered-table-cell/>
          <table:table-cell table:style-name="Tableau2.G2" table:number-columns-spanned="2" office:value-type="string">
            <text:p text:style-name="P16"><text:span text:style-name="T2">Environnement du test</text:span> 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2">Ordinateur</text:p>
            <text:p text:style-name="P3"><text:span text:style-name="T2">Programme</text:span> </text:p>
          </table:table-cell>
          <table:covered-table-cell/>
          <table:table-cell table:style-name="Tableau2.A2" table:number-columns-spanned="3" office:value-type="string">
            <text:p text:style-name="P15">Sous Linux</text:p>
            <text:p text:style-name="P15"/>
            <text:p text:style-name="P15">l298nAvecClasse<text:span text:style-name="T4">Timer</text:span></text:p>
          </table:table-cell>
          <table:covered-table-cell/>
          <table:covered-table-cell/>
          <table:table-cell table:style-name="Tableau2.G2" table:number-columns-spanned="2" office:value-type="string">
            <text:p text:style-name="P17">Ordinateur avec <text:span text:style-name="T5">A</text:span>rduino</text:p>
            <text:p text:style-name="P18">L298N présent</text:p>
            <text:p text:style-name="P18">Antelco ezyvalve 4</text:p>
            <text:p text:style-name="P18">ESP32</text:p>
          </table:table-cell>
          <table:covered-table-cell/>
        </table:table-row>
        <table:table-row>
          <table:table-cell table:style-name="Tableau2.G2" table:number-columns-spanned="7" office:value-type="string">
            <text:p text:style-name="P5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list xml:id="list3010025705" text:style-name="L1">
              <text:list-header>
                <text:p text:style-name="P20">L’ESP32 est branché</text:p>
                <text:p text:style-name="P20">Le système des vannes est bien <text:span text:style-name="T5">câblé</text:span></text:p>
                <text:p text:style-name="P19">Le programme est lancé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14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23">Il est possible d’ouvrir ou de fermer une vanne pour permettre le passage ou non de l’eau dans le système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8">Repère</text:p>
          </table:table-cell>
          <table:table-cell table:style-name="Tableau2.A2" table:number-columns-spanned="2" office:value-type="string">
            <text:p text:style-name="P8">Opérations</text:p>
          </table:table-cell>
          <table:covered-table-cell/>
          <table:table-cell table:style-name="Tableau2.G2" table:number-columns-spanned="4" office:value-type="string">
            <text:p text:style-name="P8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1">1</text:p>
          </table:table-cell>
          <table:table-cell table:style-name="Tableau2.A13" table:number-columns-spanned="2" office:value-type="string">
            <text:p text:style-name="P24">Lancer le moniteur série</text:p>
          </table:table-cell>
          <table:covered-table-cell/>
          <table:table-cell table:style-name="Tableau2.D13" table:number-columns-spanned="4" office:value-type="string">
            <text:p text:style-name="P27">Fenêtre moniteur qui s’ouvre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1">2</text:p>
          </table:table-cell>
          <table:table-cell table:style-name="Tableau2.A13" table:number-columns-spanned="2" office:value-type="string">
            <text:p text:style-name="P24">Envoyer un ‘O’ dans le moniteur</text:p>
          </table:table-cell>
          <table:covered-table-cell/>
          <table:table-cell table:style-name="Tableau2.D13" table:number-columns-spanned="4" office:value-type="string">
            <text:p text:style-name="P28">Une impulsion de 250ms est envoyée <text:span text:style-name="T6">sur la vanne 1 </text:span>,</text:p>
            <text:p text:style-name="P27">Un message nous dit que la vanne 1 s’ouvre,</text:p>
            <text:p text:style-name="P27">Un clac nous confirme qu’elle est ouverte,</text:p>
            <text:p text:style-name="P27">Sur l’oscillo, on voit notre impulsion de 250ms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1">3</text:p>
          </table:table-cell>
          <table:table-cell table:style-name="Tableau2.A13" table:number-columns-spanned="2" office:value-type="string">
            <text:p text:style-name="P25">Envoyer un ‘<text:span text:style-name="T6">F</text:span>’ dans le moniteur</text:p>
          </table:table-cell>
          <table:covered-table-cell/>
          <table:table-cell table:style-name="Tableau2.D13" table:number-columns-spanned="4" office:value-type="string">
            <text:p text:style-name="P28">Une impulsion de 250ms est envoyée <text:span text:style-name="T6">sur la vanne 1</text:span>,</text:p>
            <text:p text:style-name="P27">Un message nous dit que la vanne 1 <text:span text:style-name="T6">se ferme</text:span>,</text:p>
            <text:p text:style-name="P27">Un clac nous confirme qu’elle est <text:span text:style-name="T6">fermée</text:span>,</text:p>
            <text:p text:style-name="P27">Sur l’oscillo, on voit notre impulsion de 250ms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1">4</text:p>
          </table:table-cell>
          <table:table-cell table:style-name="Tableau2.A13" table:number-columns-spanned="2" office:value-type="string">
            <text:p text:style-name="P25">Envoyer un ‘<text:span text:style-name="T6">K</text:span>’ dans le moniteur</text:p>
          </table:table-cell>
          <table:covered-table-cell/>
          <table:table-cell table:style-name="Tableau2.D13" table:number-columns-spanned="4" office:value-type="string">
            <text:p text:style-name="P27">Une impulsion de 250ms est envoyée <text:span text:style-name="T6">sur la vanne 2</text:span>,</text:p>
            <text:p text:style-name="P27">Un message nous dit que la vanne <text:span text:style-name="T6">2</text:span> <text:span text:style-name="T6">s’ouvre</text:span>,</text:p>
            <text:p text:style-name="P27">Un clac nous confirme qu’elle est <text:span text:style-name="T6">ouverte</text:span>,</text:p>
            <text:p text:style-name="P27">Sur l’oscillo, on voit notre impulsion de 250ms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1">5</text:p>
          </table:table-cell>
          <table:table-cell table:style-name="Tableau2.A13" table:number-columns-spanned="2" office:value-type="string">
            <text:p text:style-name="P25">Envoyer un ‘<text:span text:style-name="T6">F</text:span>’ dans le moniteur</text:p>
          </table:table-cell>
          <table:covered-table-cell/>
          <table:table-cell table:style-name="Tableau2.D13" table:number-columns-spanned="4" office:value-type="string">
            <text:p text:style-name="P28">Une impulsion de 250ms est envoyée <text:span text:style-name="T6">sur la vanne 2</text:span>,</text:p>
            <text:p text:style-name="P27">Un message nous dit que la vanne <text:span text:style-name="T6">2</text:span> <text:span text:style-name="T6">se ferme</text:span>,</text:p>
            <text:p text:style-name="P27">Un clac nous confirme qu’elle est <text:span text:style-name="T6">fermée</text:span>,</text:p>
            <text:p text:style-name="P27">Sur l’oscillo, on voit notre impulsion de 250ms</text:p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1">6</text:p>
          </table:table-cell>
          <table:table-cell table:style-name="Tableau2.A13" table:number-columns-spanned="2" office:value-type="string">
            <text:p text:style-name="P12"/>
          </table:table-cell>
          <table:covered-table-cell/>
          <table:table-cell table:style-name="Tableau2.D1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1">7</text:p>
          </table:table-cell>
          <table:table-cell table:style-name="Tableau2.A13" table:number-columns-spanned="2" office:value-type="string">
            <text:p text:style-name="P12"/>
          </table:table-cell>
          <table:covered-table-cell/>
          <table:table-cell table:style-name="Tableau2.D1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leau2.A13" office:value-type="string">
            <text:p text:style-name="P11"/>
          </table:table-cell>
          <table:table-cell table:style-name="Tableau2.A13" table:number-columns-spanned="2" office:value-type="string">
            <text:p text:style-name="P12"/>
          </table:table-cell>
          <table:covered-table-cell/>
          <table:table-cell table:style-name="Tableau2.D1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18-11-05T14:11:06.145598634</meta:creation-date>
    <dc:date>2019-04-02T11:18:48.869544621</dc:date>
    <meta:editing-duration>PT2H53M41S</meta:editing-duration>
    <meta:editing-cycles>11</meta:editing-cycles>
    <meta:generator>LibreOffice/6.1.5.2$Linux_X86_64 LibreOffice_project/10$Build-2</meta:generator>
    <meta:document-statistic meta:table-count="1" meta:image-count="0" meta:object-count="0" meta:page-count="1" meta:paragraph-count="59" meta:word-count="271" meta:character-count="1465" meta:non-whitespace-character-count="1249"/>
  </office:meta>
</office:document-meta>
</file>